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5pt" svg:y="423.75pt">
            <draw:object draw:notify-on-update-of-ranges="Sheet1.A1:Sheet1.A1 Sheet1.A2:Sheet1.A120 Sheet1.B1:Sheet1.B1 Sheet1.B2:Sheet1.B120 Sheet1.C1:Sheet1.C1 Sheet1.C2:Sheet1.C120 Sheet1.D1:Sheet1.D1 Sheet1.D2:Sheet1.D120 Sheet1.E1:Sheet1.E1 Sheet1.E2:Sheet1.E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9.26pt" svg:y="154.2pt">
            <draw:object draw:notify-on-update-of-ranges="Sheet1.H1:Sheet1.H1 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8-1137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3745</text:p>
          </table:table-cell>
          <table:table-cell office:value-type="float" office:value="10.441486918792" calcext:value-type="float">
            <text:p>10.441486918792</text:p>
          </table:table-cell>
          <table:table-cell office:value-type="float" office:value="165" calcext:value-type="float">
            <text:p>165</text:p>
          </table:table-cell>
          <table:table-cell office:value-type="float" office:value="0.074209" calcext:value-type="float">
            <text:p>0.074209</text:p>
          </table:table-cell>
          <table:table-cell office:value-type="float" office:value="30.6314725875854" calcext:value-type="float">
            <text:p>30.6314725875854</text:p>
          </table:table-cell>
        </table:table-row>
        <table:table-row table:style-name="ro1">
          <table:table-cell office:value-type="string" calcext:value-type="string">
            <text:p>20210408-1137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113846</text:p>
          </table:table-cell>
          <table:table-cell office:value-type="float" office:value="10.312720474347" calcext:value-type="float">
            <text:p>10.312720474347</text:p>
          </table:table-cell>
          <table:table-cell office:value-type="float" office:value="226" calcext:value-type="float">
            <text:p>226</text:p>
          </table:table-cell>
          <table:table-cell office:value-type="float" office:value="0.08019" calcext:value-type="float">
            <text:p>0.08019</text:p>
          </table:table-cell>
          <table:table-cell office:value-type="float" office:value="30.3737132549286" calcext:value-type="float">
            <text:p>30.3737132549286</text:p>
          </table:table-cell>
        </table:table-row>
        <table:table-row table:style-name="ro1">
          <table:table-cell office:value-type="string" calcext:value-type="string">
            <text:p>20210408-113749</text:p>
          </table:table-cell>
          <table:table-cell office:value-type="float" office:value="113.3" calcext:value-type="float">
            <text:p>11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3946</text:p>
          </table:table-cell>
          <table:table-cell office:value-type="float" office:value="8.859720814059" calcext:value-type="float">
            <text:p>8.859720814059</text:p>
          </table:table-cell>
          <table:table-cell office:value-type="float" office:value="81" calcext:value-type="float">
            <text:p>81</text:p>
          </table:table-cell>
          <table:table-cell office:value-type="float" office:value="0.1151" calcext:value-type="float">
            <text:p>0.1151</text:p>
          </table:table-cell>
          <table:table-cell office:value-type="float" office:value="30.3690867424011" calcext:value-type="float">
            <text:p>30.3690867424011</text:p>
          </table:table-cell>
        </table:table-row>
        <table:table-row table:style-name="ro1">
          <table:table-cell office:value-type="string" calcext:value-type="string">
            <text:p>20210408-11375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047</text:p>
          </table:table-cell>
          <table:table-cell office:value-type="float" office:value="8.468482640386" calcext:value-type="float">
            <text:p>8.468482640386</text:p>
          </table:table-cell>
          <table:table-cell office:value-type="float" office:value="119" calcext:value-type="float">
            <text:p>119</text:p>
          </table:table-cell>
          <table:table-cell office:value-type="float" office:value="0.102986" calcext:value-type="float">
            <text:p>0.102986</text:p>
          </table:table-cell>
          <table:table-cell office:value-type="float" office:value="30.3321177959442" calcext:value-type="float">
            <text:p>30.3321177959442</text:p>
          </table:table-cell>
        </table:table-row>
        <table:table-row table:style-name="ro1">
          <table:table-cell office:value-type="string" calcext:value-type="string">
            <text:p>20210408-113800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147</text:p>
          </table:table-cell>
          <table:table-cell office:value-type="float" office:value="9.420618793181" calcext:value-type="float">
            <text:p>9.420618793181</text:p>
          </table:table-cell>
          <table:table-cell office:value-type="float" office:value="87" calcext:value-type="float">
            <text:p>87</text:p>
          </table:table-cell>
          <table:table-cell office:value-type="float" office:value="0.080248" calcext:value-type="float">
            <text:p>0.080248</text:p>
          </table:table-cell>
          <table:table-cell office:value-type="float" office:value="30.3093073368073" calcext:value-type="float">
            <text:p>30.3093073368073</text:p>
          </table:table-cell>
        </table:table-row>
        <table:table-row table:style-name="ro1">
          <table:table-cell office:value-type="string" calcext:value-type="string">
            <text:p>20210408-113806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247</text:p>
          </table:table-cell>
          <table:table-cell office:value-type="float" office:value="9.059245573356" calcext:value-type="float">
            <text:p>9.059245573356</text:p>
          </table:table-cell>
          <table:table-cell office:value-type="float" office:value="137" calcext:value-type="float">
            <text:p>137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30.3279933929443" calcext:value-type="float">
            <text:p>30.3279933929443</text:p>
          </table:table-cell>
        </table:table-row>
        <table:table-row table:style-name="ro1">
          <table:table-cell office:value-type="string" calcext:value-type="string">
            <text:p>20210408-11381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348</text:p>
          </table:table-cell>
          <table:table-cell office:value-type="float" office:value="9.108779354264" calcext:value-type="float">
            <text:p>9.108779354264</text:p>
          </table:table-cell>
          <table:table-cell office:value-type="float" office:value="124" calcext:value-type="float">
            <text:p>124</text:p>
          </table:table-cell>
          <table:table-cell office:value-type="float" office:value="0.079224" calcext:value-type="float">
            <text:p>0.079224</text:p>
          </table:table-cell>
          <table:table-cell office:value-type="float" office:value="30.3068103790283" calcext:value-type="float">
            <text:p>30.3068103790283</text:p>
          </table:table-cell>
        </table:table-row>
        <table:table-row table:style-name="ro1">
          <table:table-cell office:value-type="string" calcext:value-type="string">
            <text:p>20210408-11381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448</text:p>
          </table:table-cell>
          <table:table-cell office:value-type="float" office:value="9.744671910584" calcext:value-type="float">
            <text:p>9.744671910584</text:p>
          </table:table-cell>
          <table:table-cell office:value-type="float" office:value="100" calcext:value-type="float">
            <text:p>100</text:p>
          </table:table-cell>
          <table:table-cell office:value-type="float" office:value="0.078569" calcext:value-type="float">
            <text:p>0.078569</text:p>
          </table:table-cell>
          <table:table-cell office:value-type="float" office:value="30.3241751194" calcext:value-type="float">
            <text:p>30.3241751194</text:p>
          </table:table-cell>
        </table:table-row>
        <table:table-row table:style-name="ro1">
          <table:table-cell office:value-type="string" calcext:value-type="string">
            <text:p>20210408-11382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549</text:p>
          </table:table-cell>
          <table:table-cell office:value-type="float" office:value="9.212725538736" calcext:value-type="float">
            <text:p>9.212725538736</text:p>
          </table:table-cell>
          <table:table-cell office:value-type="float" office:value="156" calcext:value-type="float">
            <text:p>156</text:p>
          </table:table-cell>
          <table:table-cell office:value-type="float" office:value="0.072404" calcext:value-type="float">
            <text:p>0.072404</text:p>
          </table:table-cell>
          <table:table-cell office:value-type="float" office:value="30.2986655235291" calcext:value-type="float">
            <text:p>30.2986655235291</text:p>
          </table:table-cell>
        </table:table-row>
        <table:table-row table:style-name="ro1">
          <table:table-cell office:value-type="string" calcext:value-type="string">
            <text:p>20210408-1138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8-114649</text:p>
          </table:table-cell>
          <table:table-cell office:value-type="float" office:value="1.45062880468" calcext:value-type="float">
            <text:p>1.45062880468</text:p>
          </table:table-cell>
          <table:table-cell office:value-type="float" office:value="0" calcext:value-type="float">
            <text:p>0</text:p>
          </table:table-cell>
          <table:table-cell office:value-type="float" office:value="0.04321" calcext:value-type="float">
            <text:p>0.04321</text:p>
          </table:table-cell>
          <table:table-cell office:value-type="float" office:value="65.0106859207153" calcext:value-type="float">
            <text:p>65.0106859207153</text:p>
          </table:table-cell>
        </table:table-row>
        <table:table-row table:style-name="ro1">
          <table:table-cell office:value-type="string" calcext:value-type="string">
            <text:p>20210408-1138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8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8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848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854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113.3" calcext:value-type="float">
            <text:p>11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85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106.7" calcext:value-type="float">
            <text:p>10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0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94.6" calcext:value-type="float">
            <text:p>94.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10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15</text:p>
          </table:table-cell>
          <table:table-cell office:value-type="float" office:value="76.2" calcext:value-type="float">
            <text:p>76.2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2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4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48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53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3958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04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8.8" calcext:value-type="float">
            <text:p>68.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09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1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2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3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52</text:p>
          </table:table-cell>
          <table:table-cell office:value-type="float" office:value="87.5" calcext:value-type="float">
            <text:p>87.5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057</text:p>
          </table:table-cell>
          <table:table-cell office:value-type="float" office:value="68.8" calcext:value-type="float">
            <text:p>68.8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02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13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1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2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50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156</text:p>
          </table:table-cell>
          <table:table-cell office:value-type="float" office:value="83.3" calcext:value-type="float">
            <text:p>8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01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07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12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2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49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255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00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05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1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16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2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48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5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359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04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10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15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2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4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52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458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03</text:p>
          </table:table-cell>
          <table:table-cell office:value-type="float" office:value="87.5" calcext:value-type="float">
            <text:p>87.5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0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14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1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3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51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557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02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0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13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18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2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50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655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0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0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1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1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22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2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38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4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4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54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7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8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8-11481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55:43.64791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Packet capturing results with delay</text:p>
        </chart:title>
        <chart:legend chart:legend-position="end" svg:x="14.292cm" svg:y="3.454cm" style:legend-expansion="high" chart:style-name="ch3"/>
        <chart:plot-area chart:style-name="ch4" table:cell-range-address="Sheet1.A1:Sheet1.E120" chart:data-source-has-labels="both" svg:x="1.331cm" svg:y="1.275cm" svg:width="12.641cm" svg:height="6.564cm">
          <chartooo:coordinate-region svg:x="3.335cm" svg:y="1.275cm" svg:width="10.637cm" svg:height="3.926cm"/>
          <chart:axis chart:dimension="x" chart:name="primary-x" chart:style-name="ch5" chartooo:axis-type="auto">
            <chartooo:date-scale/>
            <chart:title svg:x="6.8cm" svg:y="8.019cm" chart:style-name="ch6">
              <text:p>Timestamp</text:p>
            </chart:title>
            <chart:categories table:cell-range-address="Sheet1.A2:Sheet1.A120"/>
          </chart:axis>
          <chart:axis chart:dimension="y" chart:name="primary-y" chart:style-name="ch7">
            <chart:title svg:x="0.451cm" svg:y="5.937cm" chart:style-name="ch8">
              <text:p>Percent(cpu/mem)</text:p>
            </chart:title>
            <chart:grid chart:style-name="ch9" chart:class="major"/>
          </chart:axis>
          <chart:series chart:style-name="ch10" chart:values-cell-range-address="Sheet1.B2:Sheet1.B120" chart:label-cell-address="Sheet1.B1:Sheet1.B1" chart:class="chart:bar">
            <chart:data-point chart:repeated="119"/>
          </chart:series>
          <chart:series chart:style-name="ch11" chart:values-cell-range-address="Sheet1.C2:Sheet1.C120" chart:label-cell-address="Sheet1.C1:Sheet1.C1" chart:class="chart:bar">
            <chart:data-point chart:repeated="119"/>
          </chart:series>
          <chart:series chart:style-name="ch12" chart:values-cell-range-address="Sheet1.D2:Sheet1.D120" chart:label-cell-address="Sheet1.D1:Sheet1.D1" chart:class="chart:bar">
            <chart:data-point chart:repeated="119"/>
          </chart:series>
          <chart:series chart:style-name="ch13" chart:values-cell-range-address="Sheet1.E2:Sheet1.E120" chart:label-cell-address="Sheet1.E1:Sheet1.E1" chart:class="chart:bar">
            <chart:data-point chart:repeated="1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113739</text:p>
                <draw:g>
                  <svg:desc>Sheet1.A2:Sheet1.A120</svg:desc>
                </draw:g>
              </table:table-cell>
              <table:table-cell office:value-type="float" office:value="0">
                <text:p>0</text:p>
                <draw:g>
                  <svg:desc>Sheet1.B2:Sheet1.B120</svg:desc>
                </draw:g>
              </table:table-cell>
              <table:table-cell office:value-type="float" office:value="0.8">
                <text:p>0.8</text:p>
                <draw:g>
                  <svg:desc>Sheet1.C2:Sheet1.C120</svg:desc>
                </draw:g>
              </table:table-cell>
              <table:table-cell office:value-type="float" office:value="0">
                <text:p>0</text:p>
                <draw:g>
                  <svg:desc>Sheet1.D2:Sheet1.D120</svg:desc>
                </draw:g>
              </table:table-cell>
              <table:table-cell office:value-type="float" office:value="0.8">
                <text:p>0.8</text:p>
                <draw:g>
                  <svg:desc>Sheet1.E2:Sheet1.E120</svg:desc>
                </draw:g>
              </table:table-cell>
            </table:table-row>
            <table:table-row>
              <table:table-cell office:value-type="string">
                <text:p>20210408-11374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113749</text:p>
              </table:table-cell>
              <table:table-cell office:value-type="float" office:value="113.3">
                <text:p>113.3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75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00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46.7">
                <text:p>4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06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11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1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2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48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8-113854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113.3">
                <text:p>1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85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106.7">
                <text:p>10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04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94.6">
                <text:p>9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10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15</text:p>
              </table:table-cell>
              <table:table-cell office:value-type="float" office:value="76.2">
                <text:p>76.2</text:p>
              </table:table-cell>
              <table:table-cell office:value-type="float" office:value="0.9">
                <text:p>0.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2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2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4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48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53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3958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04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8.8">
                <text:p>6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09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14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2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2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52</text:p>
              </table:table-cell>
              <table:table-cell office:value-type="float" office:value="87.5">
                <text:p>87.5</text:p>
              </table:table-cell>
              <table:table-cell office:value-type="float" office:value="0.9">
                <text:p>0.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057</text:p>
              </table:table-cell>
              <table:table-cell office:value-type="float" office:value="68.8">
                <text:p>68.8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02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13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1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2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2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3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50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156</text:p>
              </table:table-cell>
              <table:table-cell office:value-type="float" office:value="83.3">
                <text:p>8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01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07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12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1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2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49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255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00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05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1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16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2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48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54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359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04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10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15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2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2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4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52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458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03</text:p>
              </table:table-cell>
              <table:table-cell office:value-type="float" office:value="87.5">
                <text:p>87.5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0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14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1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2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51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557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02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0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13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18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2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3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50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655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01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0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11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1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22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2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38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4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4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54</text:p>
              </table:table-cell>
              <table:table-cell office:value-type="float" office:value="26.7">
                <text:p>2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7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80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8-11481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Packet capturing results with delay</text:p>
        </chart:title>
        <chart:legend chart:legend-position="end" svg:x="13.552cm" svg:y="4.201cm" style:legend-expansion="high" chart:style-name="ch3"/>
        <chart:plot-area chart:style-name="ch4" table:cell-range-address="Sheet1.H1:Sheet1.I11" chart:data-source-has-labels="both" svg:x="1.331cm" svg:y="1.275cm" svg:width="11.901cm" svg:height="6.564cm">
          <chartooo:coordinate-region svg:x="2.845cm" svg:y="1.275cm" svg:width="10.387cm" svg:height="3.926cm"/>
          <chart:axis chart:dimension="x" chart:name="primary-x" chart:style-name="ch5" chartooo:axis-type="auto">
            <chartooo:date-scale/>
            <chart:title svg:x="6.43cm" svg:y="8.019cm" chart:style-name="ch6">
              <text:p>Timestamp</text:p>
            </chart:title>
            <chart:categories table:cell-range-address="Sheet1.H2:Sheet1.H11"/>
          </chart:axis>
          <chart:axis chart:dimension="y" chart:name="primary-y" chart:style-name="ch7">
            <chart:title svg:x="0.451cm" svg:y="4.958cm" chart:style-name="ch8">
              <text:p>Mb/s</text:p>
            </chart:title>
            <chart:grid chart:style-name="ch9" chart:class="major"/>
          </chart:axis>
          <chart:series chart:style-name="ch10" chart:values-cell-range-address="Sheet1.I2:Sheet1.I11" chart:label-cell-address="Sheet1.I1:Sheet1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113745</text:p>
                <draw:g>
                  <svg:desc>Sheet1.H2:Sheet1.H11</svg:desc>
                </draw:g>
              </table:table-cell>
              <table:table-cell office:value-type="float" office:value="10.441486918792">
                <text:p>10.441486918792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8-113846</text:p>
              </table:table-cell>
              <table:table-cell office:value-type="float" office:value="10.312720474347">
                <text:p>10.312720474347</text:p>
              </table:table-cell>
            </table:table-row>
            <table:table-row>
              <table:table-cell office:value-type="string">
                <text:p>20210408-113946</text:p>
              </table:table-cell>
              <table:table-cell office:value-type="float" office:value="8.859720814059">
                <text:p>8.859720814059</text:p>
              </table:table-cell>
            </table:table-row>
            <table:table-row>
              <table:table-cell office:value-type="string">
                <text:p>20210408-114047</text:p>
              </table:table-cell>
              <table:table-cell office:value-type="float" office:value="8.468482640386">
                <text:p>8.468482640386</text:p>
              </table:table-cell>
            </table:table-row>
            <table:table-row>
              <table:table-cell office:value-type="string">
                <text:p>20210408-114147</text:p>
              </table:table-cell>
              <table:table-cell office:value-type="float" office:value="9.420618793181">
                <text:p>9.420618793181</text:p>
              </table:table-cell>
            </table:table-row>
            <table:table-row>
              <table:table-cell office:value-type="string">
                <text:p>20210408-114247</text:p>
              </table:table-cell>
              <table:table-cell office:value-type="float" office:value="9.059245573356">
                <text:p>9.059245573356</text:p>
              </table:table-cell>
            </table:table-row>
            <table:table-row>
              <table:table-cell office:value-type="string">
                <text:p>20210408-114348</text:p>
              </table:table-cell>
              <table:table-cell office:value-type="float" office:value="9.108779354264">
                <text:p>9.108779354264</text:p>
              </table:table-cell>
            </table:table-row>
            <table:table-row>
              <table:table-cell office:value-type="string">
                <text:p>20210408-114448</text:p>
              </table:table-cell>
              <table:table-cell office:value-type="float" office:value="9.744671910584">
                <text:p>9.744671910584</text:p>
              </table:table-cell>
            </table:table-row>
            <table:table-row>
              <table:table-cell office:value-type="string">
                <text:p>20210408-114549</text:p>
              </table:table-cell>
              <table:table-cell office:value-type="float" office:value="9.212725538736">
                <text:p>9.212725538736</text:p>
              </table:table-cell>
            </table:table-row>
            <table:table-row>
              <table:table-cell office:value-type="string">
                <text:p>20210408-114649</text:p>
              </table:table-cell>
              <table:table-cell office:value-type="float" office:value="1.45062880468">
                <text:p>1.45062880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